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86012" officeooo:paragraph-rsid="00086012" style:font-size-asian="14pt" style:font-size-complex="16pt"/>
    </style:style>
    <style:style style:name="P2" style:family="paragraph" style:parent-style-name="Standard">
      <style:paragraph-properties fo:text-align="center" style:justify-single-word="false"/>
      <style:text-properties fo:font-size="16pt" fo:font-weight="bold" officeooo:rsid="00086012" officeooo:paragraph-rsid="00086012"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officeooo:rsid="00086012" officeooo:paragraph-rsid="00086012" style:font-size-asian="12.25pt" style:font-size-complex="14pt"/>
    </style:style>
    <style:style style:name="P4" style:family="paragraph" style:parent-style-name="Standard">
      <style:paragraph-properties fo:text-align="start" style:justify-single-word="false"/>
      <style:text-properties fo:font-size="14pt" officeooo:rsid="0009c1d7" officeooo:paragraph-rsid="0009c1d7" style:font-size-asian="12.25pt" style:font-size-complex="14pt"/>
    </style:style>
    <style:style style:name="P5" style:family="paragraph" style:parent-style-name="Standard">
      <style:paragraph-properties fo:text-align="start" style:justify-single-word="false"/>
      <style:text-properties fo:font-size="14pt" style:text-underline-style="none" officeooo:rsid="000b7f6b" officeooo:paragraph-rsid="000b7f6b" style:font-size-asian="12.25pt" style:font-size-complex="14pt"/>
    </style:style>
    <style:style style:name="P6" style:family="paragraph" style:parent-style-name="Standard">
      <style:paragraph-properties fo:text-align="start" style:justify-single-word="false"/>
      <style:text-properties fo:font-size="14pt" style:text-underline-style="none" officeooo:rsid="000f38bc" officeooo:paragraph-rsid="000f38bc" style:font-size-asian="12.25pt" style:font-size-complex="14pt"/>
    </style:style>
    <style:style style:name="P7" style:family="paragraph" style:parent-style-name="Standard">
      <style:paragraph-properties fo:text-align="start" style:justify-single-word="false"/>
      <style:text-properties fo:font-size="12pt" officeooo:rsid="00086012" officeooo:paragraph-rsid="00086012" style:font-size-asian="10.5pt" style:font-size-complex="12pt"/>
    </style:style>
    <style:style style:name="P8" style:family="paragraph" style:parent-style-name="Standard">
      <style:paragraph-properties fo:text-align="start" style:justify-single-word="false"/>
      <style:text-properties fo:font-size="12pt" officeooo:rsid="000f38bc" officeooo:paragraph-rsid="000f38b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9c1d7" officeooo:paragraph-rsid="0009c1d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b7f6b" officeooo:paragraph-rsid="000b7f6b"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c9e73" officeooo:paragraph-rsid="000c9e73"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dabb4" officeooo:paragraph-rsid="000e972d"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officeooo:rsid="0009c1d7"/>
    </style:style>
    <style:style style:name="T3" style:family="text">
      <style:text-properties officeooo:rsid="000e972d"/>
    </style:style>
    <style:style style:name="T4"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 : </text:p>
      <text:p text:style-name="P2">Sos Partenaire</text:p>
      <text:p text:style-name="P1"/>
      <text:p text:style-name="P3">A1 – <text:span text:style-name="T1">Général</text:span></text:p>
      <text:p text:style-name="P3"/>
      <text:p text:style-name="P7">La maison des ligues de lorraine propose plusieurs services, dont un site de rencontre entre sportifs, pour que les personnes puissent trouver un partenaire pratiquant le même sport que lui à proximité. </text:p>
      <text:p text:style-name="P7">Ce site devra permettre à l’utilisateur de s’inscrire en renseignant le sport qu’il pratique, son niveau, sa ville, les horaires auxquels il compte pratiquer et d’autres informations personnelles comme l’adresse email et le numéro de téléphone. <text:span text:style-name="T2">Il contiendra aussi une fonction de recherche, permettant à l’utilisateur de trouver en quelques clics un partenaire en fonction de son sport ou de sa ville.</text:span></text:p>
      <text:p text:style-name="P7"/>
      <text:p text:style-name="P4">A2 – <text:span text:style-name="T1">Inscription des utilisateurs</text:span></text:p>
      <text:p text:style-name="P4"><text:span text:style-name="T1"/></text:p>
      <text:p text:style-name="P9">Les utilisateurs pourront s’inscrire via un formulaire qui leur demandera de renseigner les informations suivantes :</text:p>
      <text:p text:style-name="P9">-nom</text:p>
      <text:p text:style-name="P9">-prenom</text:p>
      <text:p text:style-name="P9">-adresse mail</text:p>
      <text:p text:style-name="P9">-numéro de téléphone</text:p>
      <text:p text:style-name="P9">-mot de passe</text:p>
      <text:p text:style-name="P9">-sexe</text:p>
      <text:p text:style-name="P9">-age</text:p>
      <text:p text:style-name="P9">-ville</text:p>
      <text:p text:style-name="P9">-sport</text:p>
      <text:p text:style-name="P9">-niveau</text:p>
      <text:p text:style-name="P9">-jour</text:p>
      <text:p text:style-name="P9">-horaire</text:p>
      <text:p text:style-name="P9">-avatar</text:p>
      <text:p text:style-name="P9"/>
      <text:p text:style-name="P9">L’utilisateur aura le choix ou non de renseigner tous les champs, mais pourra être moins visible via les recherches s’il ne renseigne pas tout. </text:p>
      <text:p text:style-name="P9"/>
      <text:p text:style-name="P10">Après avoir envoyé leur formulaire, les utilisateurs recevront un email de confirmation, qui leur permettra d’accéder à un lien sans lequel ils ne pourront pas se connecter sur le site.</text:p>
      <text:p text:style-name="P10"/>
      <text:p text:style-name="P5">A3 – <text:span text:style-name="T1">Affichage et disposition des profils utilisateurs</text:span></text:p>
      <text:p text:style-name="P5"><text:span text:style-name="T1"/></text:p>
      <text:p text:style-name="P11">L’utilisateur connecté aura accès à sa page personnelle, sur laquelle il pourra modifier à sa guise les informations qu’il aura précédemment remplies. </text:p>
      <text:p text:style-name="P11"/>
      <text:p text:style-name="P12">Grâce à la recherche, les utilisateurs pourront également consulter le profil d’autres utilisateurs, sur lequel ils pourront consulter leurs informations sportives et personnelles s’ils ont choisis de les partager. </text:p>
      <text:p text:style-name="P12"/>
      <text:p text:style-name="P12"><text:span text:style-name="T3">Ils pourront récupérer l’adresse mail d’une personne, si cette dernière les intéresse, pour leur envoyer un message et leur demander si elle serait intéressée pour jouer avec eux. </text:span></text:p>
      <text:p text:style-name="P12"/>
      <text:p text:style-name="P12"/>
      <text:p text:style-name="P12"/>
      <text:p text:style-name="P6"><text:soft-page-break/>A4 – <text:span text:style-name="T1">Fonctionnement de la recherche</text:span></text:p>
      <text:p text:style-name="P6"><text:span text:style-name="T1"/></text:p>
      <text:p text:style-name="P8"><text:span text:style-name="T4">Les utilisateurs auront accès à une page de recherche, leur permettant de trouver d’autres personnes pratiquant le même sport qu’eux. Mis à part le sport, qui sera obligatoirement renseigné, l’utilisateur pourra choisir de renseigner une ville en particulier, un sexe ou encore un jour particulier, en fonction de ce qu’il recherche. </text:span></text:p>
      <text:p text:style-name="P8"><text:span text:style-name="T4"/></text:p>
      <text:p text:style-name="P8"><text:span text:style-name="T4">Les profils renvoyés correspondront aux informations demandé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3:50:37.282000000</meta:creation-date>
    <dc:date>2018-05-21T00:13:28.080000000</dc:date>
    <meta:editing-duration>PT22M49S</meta:editing-duration>
    <meta:editing-cycles>7</meta:editing-cycles>
    <meta:generator>LibreOffice/5.4.6.2$Windows_X86_64 LibreOffice_project/4014ce260a04f1026ba855d3b8d91541c224eab8</meta:generator>
    <meta:document-statistic meta:table-count="0" meta:image-count="0" meta:object-count="0" meta:page-count="2" meta:paragraph-count="29" meta:word-count="343" meta:character-count="2268" meta:non-whitespace-character-count="1942"/>
  </office:meta>
</office:document-meta>
</file>